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rotocol_type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src_byte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dst_byte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wrong_fragme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num_failed_login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logged_in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num_compromised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root_shell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su_attempted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num_roo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num_file_creation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num_shell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num_access_file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num_outbound_cmds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is_host_login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is_guest_login</text:p>
          </table:table-cell>
          <table:table-cell office:value-type="string" calcext:value-type="string">
            <text:p><text:s/>symbolic.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srv_cou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s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srv_s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r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srv_r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same_srv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diff_srv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srv_diff_host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dst_host_cou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dst_host_srv_count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dst_host_same_srv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dst_host_diff_srv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dst_host_same_src_port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dst_host_srv_diff_host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dst_host_s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dst_host_srv_s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dst_host_rerror_rate</text:p>
          </table:table-cell>
          <table:table-cell office:value-type="string" calcext:value-type="string">
            <text:p><text:s/>continuous.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dst_host_srv_rerror_rate</text:p>
          </table:table-cell>
          <table:table-cell office:value-type="string" calcext:value-type="string">
            <text:p><text:s/>continuous.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ck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buffer_overflow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uffer_overflow</text:p>
          </table:table-cell>
          <table:table-cell office:value-type="string" calcext:value-type="string">
            <text:p>u2r</text:p>
          </table:table-cell>
        </table:table-row>
        <table:table-row table:style-name="ro1">
          <table:table-cell office:value-type="string" calcext:value-type="string">
            <text:p>ftp_wri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tp_write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guess_passwd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guess_passwd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ima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ap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ipsweep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ipsweep</text:p>
          </table:table-cell>
          <table:table-cell office:value-type="string" calcext:value-type="string">
            <text:p>probe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and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loadmodu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admodule</text:p>
          </table:table-cell>
          <table:table-cell office:value-type="string" calcext:value-type="string">
            <text:p>u2r</text:p>
          </table:table-cell>
        </table:table-row>
        <table:table-row table:style-name="ro1">
          <table:table-cell office:value-type="string" calcext:value-type="string">
            <text:p>multiho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ltihop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107201" calcext:value-type="float">
            <text:p>107201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nmap</text:p>
          </table:table-cell>
          <table:table-cell office:value-type="string" calcext:value-type="string">
            <text:p>probe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l</text:p>
          </table:table-cell>
          <table:table-cell office:value-type="string" calcext:value-type="string">
            <text:p>u2r</text:p>
          </table:table-cell>
        </table:table-row>
        <table:table-row table:style-name="ro1">
          <table:table-cell office:value-type="string" calcext:value-type="string">
            <text:p>ph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f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pod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od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portsweep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portsweep</text:p>
          </table:table-cell>
          <table:table-cell office:value-type="string" calcext:value-type="string">
            <text:p>probe</text:p>
          </table:table-cell>
        </table:table-row>
        <table:table-row table:style-name="ro1">
          <table:table-cell office:value-type="string" calcext:value-type="string">
            <text:p>rootk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ootkit</text:p>
          </table:table-cell>
          <table:table-cell office:value-type="string" calcext:value-type="string">
            <text:p>u2r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satan</text:p>
          </table:table-cell>
          <table:table-cell office:value-type="string" calcext:value-type="string">
            <text:p>probe</text:p>
          </table:table-cell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280790" calcext:value-type="float">
            <text:p>280790</text:p>
          </table:table-cell>
          <table:table-cell/>
          <table:table-cell office:value-type="string" calcext:value-type="string">
            <text:p>smurf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y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teardrop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teardrop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warezclient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warezclient</text:p>
          </table:table-cell>
          <table:table-cell office:value-type="string" calcext:value-type="string">
            <text:p>r2l</text:p>
          </table:table-cell>
        </table:table-row>
        <table:table-row table:style-name="ro1">
          <table:table-cell office:value-type="string" calcext:value-type="string">
            <text:p>warezmast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rezmaster</text:p>
          </table:table-cell>
          <table:table-cell office:value-type="string" calcext:value-type="string">
            <text:p>r2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42:12.603336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9:46:03.760036583</meta:creation-date>
    <dc:date>2016-05-27T11:46:00.217698129</dc:date>
    <meta:editing-duration>PT20M24S</meta:editing-duration>
    <meta:editing-cycles>2</meta:editing-cycles>
    <meta:generator>LibreOffice/5.1.3.2$Linux_X86_64 LibreOffice_project/10m0$Build-2</meta:generator>
    <meta:document-statistic meta:table-count="2" meta:cell-count="211" meta:object-count="0"/>
  </office:meta>
</office:document-meta>
</file>